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ohit Devanagari1" svg:font-family="'Lohit Devanagari'"/>
    <style:font-face style:name="思源黑体 CN Bold" svg:font-family="'思源黑体 CN Bold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e718"/>
    </style:style>
    <style:style style:name="P2" style:family="paragraph" style:parent-style-name="Standard">
      <style:text-properties officeooo:paragraph-rsid="000e7401"/>
    </style:style>
    <style:style style:name="P3" style:family="paragraph" style:parent-style-name="Standard">
      <style:text-properties officeooo:paragraph-rsid="000ee7c2"/>
    </style:style>
    <style:style style:name="P4" style:family="paragraph" style:parent-style-name="Standard">
      <style:text-properties officeooo:paragraph-rsid="001404ba"/>
    </style:style>
    <style:style style:name="P5" style:family="paragraph" style:parent-style-name="Standard">
      <style:text-properties officeooo:paragraph-rsid="0018eec5"/>
    </style:style>
    <style:style style:name="P6" style:family="paragraph" style:parent-style-name="Standard">
      <style:text-properties officeooo:paragraph-rsid="001ac4bf"/>
    </style:style>
    <style:style style:name="P7" style:family="paragraph" style:parent-style-name="Standard" style:list-style-name="L1">
      <style:text-properties officeooo:paragraph-rsid="000ce718"/>
    </style:style>
    <style:style style:name="P8" style:family="paragraph" style:parent-style-name="Standard" style:list-style-name="L2">
      <style:text-properties officeooo:paragraph-rsid="000ce718"/>
    </style:style>
    <style:style style:name="P9" style:family="paragraph" style:parent-style-name="Standard" style:list-style-name="L2">
      <style:text-properties officeooo:paragraph-rsid="001745d7"/>
    </style:style>
    <style:style style:name="P10" style:family="paragraph" style:parent-style-name="Standard" style:list-style-name="L3">
      <style:text-properties officeooo:paragraph-rsid="000ce718"/>
    </style:style>
    <style:style style:name="P11" style:family="paragraph" style:parent-style-name="Standard" style:list-style-name="L4">
      <style:text-properties officeooo:paragraph-rsid="000ee7c2"/>
    </style:style>
    <style:style style:name="P12" style:family="paragraph" style:parent-style-name="Standard" style:list-style-name="L5">
      <style:text-properties officeooo:paragraph-rsid="000ce718"/>
    </style:style>
    <style:style style:name="P13" style:family="paragraph" style:parent-style-name="Standard" style:list-style-name="L5">
      <style:text-properties officeooo:paragraph-rsid="000e7401"/>
    </style:style>
    <style:style style:name="P14" style:family="paragraph" style:parent-style-name="Standard" style:list-style-name="L6">
      <style:text-properties officeooo:paragraph-rsid="000ee7c2"/>
    </style:style>
    <style:style style:name="P15" style:family="paragraph" style:parent-style-name="Standard" style:list-style-name="L7">
      <style:text-properties officeooo:paragraph-rsid="000e7401"/>
    </style:style>
    <style:style style:name="P16" style:family="paragraph" style:parent-style-name="Standard" style:list-style-name="L7">
      <style:text-properties officeooo:paragraph-rsid="001d2f00"/>
    </style:style>
    <style:style style:name="P17" style:family="paragraph" style:parent-style-name="Standard" style:list-style-name="L8">
      <style:text-properties officeooo:paragraph-rsid="001404ba"/>
    </style:style>
    <style:style style:name="P18" style:family="paragraph" style:parent-style-name="Standard" style:list-style-name="L8">
      <style:text-properties officeooo:paragraph-rsid="001c11b2"/>
    </style:style>
    <style:style style:name="P19" style:family="paragraph" style:parent-style-name="Standard" style:list-style-name="L9">
      <style:text-properties officeooo:paragraph-rsid="001404ba"/>
    </style:style>
    <style:style style:name="P20" style:family="paragraph" style:parent-style-name="Standard" style:list-style-name="L8">
      <style:text-properties style:text-underline-style="none" officeooo:paragraph-rsid="001c11b2"/>
    </style:style>
    <style:style style:name="P21" style:family="paragraph" style:parent-style-name="Standard">
      <style:text-properties officeooo:paragraph-rsid="001e4738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0d2cc8"/>
    </style:style>
    <style:style style:name="T4" style:family="text">
      <style:text-properties officeooo:rsid="000d6720"/>
    </style:style>
    <style:style style:name="T5" style:family="text">
      <style:text-properties officeooo:rsid="000e7401"/>
    </style:style>
    <style:style style:name="T6" style:family="text">
      <style:text-properties officeooo:rsid="000ee7c2"/>
    </style:style>
    <style:style style:name="T7" style:family="text">
      <style:text-properties officeooo:rsid="00123653"/>
    </style:style>
    <style:style style:name="T8" style:family="text">
      <style:text-properties officeooo:rsid="0010b9d2"/>
    </style:style>
    <style:style style:name="T9" style:family="text">
      <style:text-properties officeooo:rsid="001404ba"/>
    </style:style>
    <style:style style:name="T10" style:family="text">
      <style:text-properties officeooo:rsid="0014ba07"/>
    </style:style>
    <style:style style:name="T11" style:family="text">
      <style:text-properties fo:color="#800000"/>
    </style:style>
    <style:style style:name="T12" style:family="text">
      <style:text-properties fo:color="#800000" officeooo:rsid="003697c2"/>
    </style:style>
    <style:style style:name="T13" style:family="text">
      <style:text-properties fo:color="#808080" style:font-name-asian="思源黑体 CN Bold" style:font-size-asian="9pt" style:font-style-asian="italic"/>
    </style:style>
    <style:style style:name="T14" style:family="text">
      <style:text-properties fo:color="#808080" style:font-name-asian="DejaVu Sans" style:font-size-asian="9pt" style:font-style-asian="italic"/>
    </style:style>
    <style:style style:name="T15" style:family="text">
      <style:text-properties fo:color="#808080" officeooo:rsid="001c11b2" style:font-name-asian="DejaVu Sans" style:font-size-asian="9pt" style:font-style-asian="italic"/>
    </style:style>
    <style:style style:name="T16" style:family="text">
      <style:text-properties fo:color="#808080" style:text-underline-style="solid" style:text-underline-type="double" style:text-underline-width="auto" style:text-underline-color="font-color" style:font-name-asian="DejaVu Sans" style:font-size-asian="9pt" style:font-style-asian="italic"/>
    </style:style>
    <style:style style:name="T17" style:family="text">
      <style:text-properties fo:color="#808080" style:text-underline-style="solid" style:text-underline-type="double" style:text-underline-width="auto" style:text-underline-color="font-color" officeooo:rsid="001c11b2" style:font-name-asian="DejaVu Sans" style:font-size-asian="9pt" style:font-style-asian="italic"/>
    </style:style>
    <style:style style:name="T18" style:family="text">
      <style:text-properties style:text-underline-style="solid" style:text-underline-type="double" style:text-underline-width="auto" style:text-underline-color="font-color"/>
    </style:style>
    <style:style style:name="T19" style:family="text">
      <style:text-properties style:text-underline-style="solid" style:text-underline-type="double" style:text-underline-width="auto" style:text-underline-color="font-color" officeooo:rsid="001404ba"/>
    </style:style>
    <style:style style:name="T20" style:family="text">
      <style:text-properties officeooo:rsid="001d2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年假管理</text:p>
      <text:p text:style-name="P1"><text:tab/>导航<text:span text:style-name="T2">下拉名_1:年假</text:span><text:bookmark-start text:name="__DdeLink__5970_291240374"/><text:span text:style-name="T2">信息</text:span><text:bookmark-end text:name="__DdeLink__5970_291240374"/></text:p>
      <text:p text:style-name="P5"><text:tab/><text:tab/><text:span text:style-name="T11">导航</text:span><text:span text:style-name="T12">名_1:年假信息记录</text:span></text:p>
      <text:p text:style-name="P1"><text:tab/><text:tab/><text:tab/>功能名_<text:span text:style-name="T1">1:列表 功能类型:网格</text:span></text:p>
      <text:list xml:id="list3883064169252712052" text:style-name="L1">
        <text:list-item>
          <text:p text:style-name="P7">字段名:年度</text:p>
        </text:list-item>
        <text:list-item>
          <text:p text:style-name="P7">字段名:姓名</text:p>
        </text:list-item>
        <text:list-item>
          <text:p text:style-name="P7">字段名:地区</text:p>
        </text:list-item>
        <text:list-item>
          <text:p text:style-name="P7">字段名:岗位</text:p>
        </text:list-item>
        <text:list-item>
          <text:p text:style-name="P7">字段名:项目组/部门</text:p>
        </text:list-item>
        <text:list-item>
          <text:p text:style-name="P7">字段名:岗位层级</text:p>
        </text:list-item>
        <text:list-item>
          <text:p text:style-name="P7">字段名:入职时间</text:p>
        </text:list-item>
        <text:list-item>
          <text:p text:style-name="P7">字段名:工龄</text:p>
        </text:list-item>
        <text:list-item>
          <text:p text:style-name="P7">字段名:可休年假天数</text:p>
        </text:list-item>
        <text:list-item>
          <text:p text:style-name="P7">字段名:剩余休假天数</text:p>
        </text:list-item>
        <text:list-item>
          <text:p text:style-name="P7">字段名:是否已休假</text:p>
        </text:list-item>
        <text:list-item>
          <text:p text:style-name="P7">字段名:备注</text:p>
        </text:list-item>
      </text:list>
      <text:p text:style-name="P1"><text:tab/><text:tab/><text:tab/>功能名_<text:span text:style-name="T3">2:年假申请 功能类型:编辑</text:span></text:p>
      <text:list xml:id="list1941191193936749208" text:style-name="L2">
        <text:list-item>
          <text:p text:style-name="P8">字段名:请假时间 字段类型:时间框 ,<text:bookmark-start text:name="__DdeLink__5968_291240374"/>必填<text:bookmark-end text:name="__DdeLink__5968_291240374"/></text:p>
        </text:list-item>
        <text:list-item>
          <text:p text:style-name="P9">字段名: 开始时间 <text:s text:c="2"/>字段类型:时间框 必填</text:p>
        </text:list-item>
        <text:list-item>
          <text:p text:style-name="P9">字段名: 结束时间 <text:s text:c="3"/>字段类型:时间框 必填</text:p>
        </text:list-item>
        <text:list-item>
          <text:p text:style-name="P8">字段名:备注</text:p>
        </text:list-item>
      </text:list>
      <text:p text:style-name="P3"><text:tab/><text:tab/><text:tab/>功能名_<text:span text:style-name="T4">3:查看请假记录 功能类型:网格</text:span></text:p>
      <text:list xml:id="list6175239587592095167" text:style-name="L3">
        <text:list-item>
          <text:p text:style-name="P10">字段名:请假开始时间</text:p>
        </text:list-item>
        <text:list-item>
          <text:p text:style-name="P10">字段名:请假结束时间</text:p>
        </text:list-item>
        <text:list-item>
          <text:p text:style-name="P10">字段名:请假时间</text:p>
        </text:list-item>
        <text:list-item>
          <text:p text:style-name="P10">字段名:请假天数</text:p>
        </text:list-item>
        <text:list-item>
          <text:p text:style-name="P10">字段名:审核人</text:p>
        </text:list-item>
        <text:list-item>
          <text:p text:style-name="P10">字段名:是否通过</text:p>
        </text:list-item>
        <text:list-item>
          <text:p text:style-name="P10">字段名:审核意见</text:p>
        </text:list-item>
        <text:list-item>
          <text:p text:style-name="P10">字段名:审核时间</text:p>
        </text:list-item>
      </text:list>
      <text:p text:style-name="P3"><text:tab/><text:tab/><text:tab/>功能名_<text:span text:style-name="T6">4:</text:span><text:bookmark-start text:name="__DdeLink__5973_291240374"/><text:span text:style-name="T6">我的年假记录</text:span><text:bookmark-end text:name="__DdeLink__5973_291240374"/><text:span text:style-name="T6"> 功能类型:网格</text:span></text:p>
      <text:list xml:id="list4855905168463339798" text:style-name="L4">
        <text:list-item>
          <text:p text:style-name="P11">字段名:年度</text:p>
        </text:list-item>
        <text:list-item>
          <text:p text:style-name="P11">字段名:地区</text:p>
        </text:list-item>
        <text:list-item>
          <text:p text:style-name="P11">字段名:岗位</text:p>
        </text:list-item>
        <text:list-item>
          <text:p text:style-name="P11">字段名:项目组/部门</text:p>
        </text:list-item>
        <text:list-item>
          <text:p text:style-name="P11">字段名:岗位层级</text:p>
        </text:list-item>
        <text:list-item>
          <text:p text:style-name="P11">字段名:入职时间</text:p>
        </text:list-item>
        <text:list-item>
          <text:p text:style-name="P11">字段名:工龄</text:p>
        </text:list-item>
        <text:list-item>
          <text:p text:style-name="P11">字段名:可休年假天数</text:p>
        </text:list-item>
        <text:list-item>
          <text:p text:style-name="P11">字段名:剩余休假天数</text:p>
        </text:list-item>
        <text:list-item>
          <text:p text:style-name="P11">字段名:是否已休假</text:p>
        </text:list-item>
        <text:list-item>
          <text:p text:style-name="P11">字段名:备注</text:p>
        </text:list-item>
      </text:list>
      <text:p text:style-name="P6"><text:tab/><text:tab/>导航名_<text:span text:style-name="T5">2:年假申请记录</text:span></text:p>
      <text:p text:style-name="P1"><text:tab/><text:tab/><text:tab/>功能名_<text:span text:style-name="T5">1:列表 功能类型:网格</text:span></text:p>
      <text:list xml:id="list3746658044044784370" text:style-name="L5">
        <text:list-item>
          <text:p text:style-name="P12"><text:soft-page-break/>字段名:请假人</text:p>
        </text:list-item>
        <text:list-item>
          <text:p text:style-name="P12">字段名:请假时间</text:p>
        </text:list-item>
        <text:list-item>
          <text:p text:style-name="P13">字段名:请假开始时间</text:p>
        </text:list-item>
        <text:list-item>
          <text:p text:style-name="P13">字段名:请假结束时间</text:p>
        </text:list-item>
        <text:list-item>
          <text:p text:style-name="P13">字段名:请假天数</text:p>
        </text:list-item>
        <text:list-item>
          <text:p text:style-name="P13">字段名:审核人</text:p>
        </text:list-item>
        <text:list-item>
          <text:p text:style-name="P13">字段名:是否通过</text:p>
        </text:list-item>
        <text:list-item>
          <text:p text:style-name="P13">字段名:审核意见</text:p>
        </text:list-item>
        <text:list-item>
          <text:p text:style-name="P13">字段名:审核时间</text:p>
        </text:list-item>
      </text:list>
      <text:p text:style-name="P2"><text:tab/><text:tab/><text:tab/>功能名_<text:span text:style-name="T5">2:删除 功能类型:编辑</text:span></text:p>
      <text:p text:style-name="P2"><text:tab/><text:tab/><text:tab/></text:p>
      <text:p text:style-name="P2"><text:tab/><text:tab/><text:tab/>功能名_<text:span text:style-name="T5">3:审核 功能类型:编辑</text:span></text:p>
      <text:list xml:id="list299427023322463659" text:style-name="L6">
        <text:list-item>
          <text:p text:style-name="P14">字段名:是否通过 <text:span text:style-name="T7"><text:s/>字段类型:布尔框 默认否</text:span></text:p>
        </text:list-item>
        <text:list-item>
          <text:p text:style-name="P14">字段名:审核意见 字段类型:文本框 非必填</text:p>
        </text:list-item>
      </text:list>
      <text:p text:style-name="P3"><text:tab/>导航下拉条_<text:span text:style-name="T6">2:年假管理</text:span></text:p>
      <text:p text:style-name="P2"><text:tab/><text:tab/>导航名_<text:span text:style-name="T8">1:年假标准管理</text:span></text:p>
      <text:p text:style-name="P2"><text:tab/><text:tab/><text:tab/>功能名_<text:span text:style-name="T8">1:列表 功能类型:网格</text:span></text:p>
      <text:list xml:id="list6586148977882358806" text:style-name="L7">
        <text:list-item>
          <text:p text:style-name="P15">字段名:开始工龄范围</text:p>
        </text:list-item>
        <text:list-item>
          <text:p text:style-name="P16">字段名:结束工龄范围</text:p>
        </text:list-item>
        <text:list-item>
          <text:p text:style-name="P15">字段名:病假限制<text:span text:style-name="T8">(月)</text:span></text:p>
        </text:list-item>
        <text:list-item>
          <text:p text:style-name="P15">字段名:岗位层级</text:p>
        </text:list-item>
        <text:list-item>
          <text:p text:style-name="P15">字段名:年假天数</text:p>
        </text:list-item>
        <text:list-item>
          <text:p text:style-name="P15">字段名:备注</text:p>
        </text:list-item>
      </text:list>
      <text:p text:style-name="P2"><text:tab/><text:tab/><text:tab/>功能名_<text:span text:style-name="T9">1:增加范围 功能类型:编辑</text:span></text:p>
      <text:list xml:id="list1007921823633250457" text:style-name="L8">
        <text:list-item>
          <text:p text:style-name="P18">字段名:<text:span text:style-name="T14">开始</text:span>工龄范围 字段类型:整数框 最小:<text:span text:style-name="T9">1 必填</text:span></text:p>
        </text:list-item>
        <text:list-item>
          <text:p text:style-name="P20">字段名:<text:span text:style-name="T15">结束</text:span>工龄范围 字段类型:整数框 最小:<text:span text:style-name="T9">1 必填</text:span></text:p>
        </text:list-item>
        <text:list-item>
          <text:p text:style-name="P17">字段名:病假限制<text:span text:style-name="T9">(月) 字段类型:整数框 最小:0 必填</text:span></text:p>
        </text:list-item>
        <text:list-item>
          <text:p text:style-name="P17">字段名:备注 字段类型:文本框 非必填</text:p>
        </text:list-item>
      </text:list>
      <text:p text:style-name="P21"><text:tab/><text:tab/><text:tab/>功能名_<text:span text:style-name="T9">2:层级放假天数管理 <text:s text:c="2"/>功能类型:编辑</text:span></text:p>
      <text:list xml:id="list3763890509239784873" text:style-name="L9">
        <text:list-item>
          <text:p text:style-name="P19">字段名:岗位层级 字段类型:单选框 必填</text:p>
        </text:list-item>
        <text:list-item>
          <text:p text:style-name="P19">字段名:年假天数 字段类型:整数框 最小:<text:span text:style-name="T10">0 必填</text:span></text:p>
        </text:list-item>
      </text:list>
      <text:p text:style-name="P4"><text:tab/><text:tab/><text:tab/>功能名_<text:span text:style-name="T10">3:删除 <text:s/>功能类型:编辑</text:span></text:p>
      <text:p text:style-name="P4"><text:tab/><text:tab/><text:tab/>功能名_4:冻结 功能类型:编辑</text:p>
      <text:p text:style-name="P4"><text:tab/><text:tab/><text:tab/>功能名_5:解冻 功能类型:编辑</text:p>
      <text:p text:style-name="P2"><text:tab/><text:tab/><text:tab/></text:p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ohit Devanagari1" svg:font-family="'Lohit Devanagari'"/>
    <style:font-face style:name="思源黑体 CN Bold" svg:font-family="'思源黑体 CN Bold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1:12:11.407237916</meta:creation-date>
    <dc:date>2017-07-24T19:29:24.446766858</dc:date>
    <meta:editing-duration>PT51M35S</meta:editing-duration>
    <meta:editing-cycles>9</meta:editing-cycles>
    <meta:generator>LibreOffice/5.1.3.2$Linux_X86_64 LibreOffice_project/10$Build-2</meta:generator>
    <meta:document-statistic meta:table-count="0" meta:image-count="0" meta:object-count="0" meta:page-count="2" meta:paragraph-count="81" meta:word-count="904" meta:character-count="1113" meta:non-whitespace-character-count="1007"/>
  </office:meta>
</office:document-meta>
</file>